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44cm" fo:min-width="2.194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5cm" fo:min-width="3.94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3.81cm" svg:x="2.54cm" svg:y="7.62cm">
          <text:p text:style-name="P1">Spo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3.81cm" svg:x="10.16cm" svg:y="11.43cm">
          <text:p text:style-name="P1">Spo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3.81cm" svg:x="5.715cm" svg:y="15.24cm">
          <text:p text:style-name="P1">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3.81cm" svg:x="0.635cm" svg:y="12.7cm">
          <text:p text:style-name="P1">Spo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5.062cm" svg:height="2.015cm" draw:transform="rotate (0.0153588974175501) translate (4.445cm 12.065cm)" svg:viewBox="0 0 5063 2016" draw:points="619,1948 0,0 4445,33 5063,2016">
          <text:p/>
        </draw:polygon>
        <draw:frame draw:style-name="gr3" draw:text-style-name="P3" draw:layer="layout" svg:width="3.81cm" svg:height="2.308cm" svg:x="5.715cm" svg:y="12.065cm">
          <draw:text-box>
            <text:p>Asynch Buffers</text:p>
          </draw:text-box>
        </draw:frame>
        <draw:line draw:style-name="gr4" draw:text-style-name="P4" draw:layer="layout" svg:x1="4.445cm" svg:y1="14.605cm" svg:x2="5.08cm" svg:y2="13.97cm">
          <text:p/>
        </draw:line>
        <draw:line draw:style-name="gr4" draw:text-style-name="P4" draw:layer="layout" svg:x1="6.985cm" svg:y1="14.003cm" svg:x2="6.35cm" svg:y2="15.875cm">
          <text:p/>
        </draw:line>
        <draw:line draw:style-name="gr4" draw:text-style-name="P4" draw:layer="layout" svg:x1="10.795cm" svg:y1="12.065cm" svg:x2="9.168cm" svg:y2="12.7cm">
          <text:p/>
        </draw:line>
        <draw:line draw:style-name="gr4" draw:text-style-name="P4" draw:layer="layout" svg:x1="5.715cm" svg:y1="10.795cm" svg:x2="6.985cm" svg:y2="12.06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="Arrow_20_short" draw:marker-start-width="0.279cm" draw:marker-end="Arrow_20_short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3:21:07.542050076</meta:creation-date>
    <dc:date>2025-07-20T13:42:45.740414688</dc:date>
    <meta:editing-duration>PT21M37S</meta:editing-duration>
    <meta:editing-cycles>5</meta:editing-cycles>
    <meta:generator>LibreOffice/24.2.7.2$Linux_X86_64 LibreOffice_project/420$Build-2</meta:generator>
    <meta:print-date>2025-07-20T13:49:00.162787242</meta:print-date>
    <meta:printed-by>PDF files</meta:printed-by>
    <meta:document-statistic meta:object-count="33"/>
  </office:meta>
</office:document-meta>
</file>